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stroke="solid" draw:stroke-dash="Dot" svg:stroke-width="0.053cm" draw:marker-start-width="0.379cm" draw:marker-end-width="0.379cm" draw:fill="none" draw:textarea-horizontal-align="justify" draw:textarea-vertical-align="middle" draw:auto-grow-height="false" fo:min-height="6.49cm" fo:min-width="4.301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_20_without_20_fill_5f_1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" style:family="graphic" style:parent-style-name="Default_20_Drawing_20_Style_5f_1">
      <style:graphic-properties draw:stroke="none" svg:stroke-width="0.053cm" svg:stroke-color="#000000" draw:marker-start-width="0.379cm" draw:marker-end-width="0.379cm" draw:fill="none" draw:fill-color="#ffffff" fo:min-height="1.538cm"/>
      <style:paragraph-properties style:writing-mode="lr-tb"/>
    </style:style>
    <style:style style:name="gr4" style:family="graphic" style:parent-style-name="Default_20_Drawing_20_Style_5f_1">
      <style:graphic-properties draw:stroke="none" svg:stroke-width="0.053cm" svg:stroke-color="#000000" draw:marker-start-width="0.379cm" draw:marker-end-width="0.379cm" draw:fill="none" draw:fill-color="#ffffff" fo:min-height="4.315cm"/>
      <style:paragraph-properties style:writing-mode="lr-tb"/>
    </style:style>
    <style:style style:name="gr5" style:family="graphic" style:parent-style-name="Default_20_Drawing_20_Style_5f_1">
      <style:graphic-properties draw:stroke="none" svg:stroke-width="0.053cm" svg:stroke-color="#000000" draw:marker-start-width="0.379cm" draw:marker-end-width="0.379cm" draw:fill="none" draw:fill-color="#ffffff" fo:min-height="0.653cm"/>
      <style:paragraph-properties style:writing-mode="lr-tb"/>
    </style:style>
    <style:style style:name="gr6" style:family="graphic" style:parent-style-name="Default_20_Drawing_20_Style_5f_1">
      <style:graphic-properties draw:stroke="solid" draw:stroke-dash="Dot" svg:stroke-width="0.053cm" draw:marker-start-width="0.379cm" draw:marker-end-width="0.379cm" draw:fill="none" draw:textarea-horizontal-align="justify" draw:textarea-vertical-align="middle" draw:auto-grow-height="false" fo:min-height="13.462cm" fo:min-width="5.523cm" fo:padding-top="0.151cm" fo:padding-bottom="0.151cm" fo:padding-left="0.276cm" fo:padding-right="0.276cm"/>
      <style:paragraph-properties style:writing-mode="lr-tb"/>
    </style:style>
    <style:style style:name="gr7" style:family="graphic" style:parent-style-name="Default_20_Drawing_20_Style_5f_1">
      <style:graphic-properties draw:stroke="none" svg:stroke-width="0.053cm" svg:stroke-color="#000000" draw:marker-start-width="0.379cm" draw:marker-end-width="0.379cm" draw:fill="none" draw:fill-color="#ffffff" fo:min-height="0.971cm"/>
      <style:paragraph-properties style:writing-mode="lr-tb"/>
    </style:style>
    <style:style style:name="gr8" style:family="graphic" style:parent-style-name="Default_20_Drawing_20_Style_5f_1">
      <style:graphic-properties draw:stroke="none" svg:stroke-width="0.053cm" svg:stroke-color="#000000" draw:marker-start-width="0.379cm" draw:marker-end-width="0.379cm" draw:fill="none" draw:fill-color="#ffffff" fo:min-height="8.117cm"/>
      <style:paragraph-properties style:writing-mode="lr-tb"/>
    </style:style>
    <style:style style:name="gr9" style:family="graphic" style:parent-style-name="Default_20_Drawing_20_Style_5f_1">
      <style:graphic-properties svg:stroke-width="0.053cm" draw:marker-start-width="0.379cm" draw:marker-end-width="0.379cm" draw:fill="none" draw:fill-color="#99ccff" draw:textarea-horizontal-align="justify" draw:textarea-vertical-align="middle" draw:auto-grow-height="false" fo:min-height="0cm" fo:min-width="0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_20_without_20_fill_5f_1">
      <style:graphic-properties draw:stroke="dash" draw:stroke-dash="Long_20_Dash"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line-height="150%" fo:text-align="center" style:writing-mode="lr-tb"/>
      <style:text-properties fo:font-size="10pt" style:font-size-asian="22pt" style:font-size-complex="22pt"/>
    </style:style>
    <style:style style:name="P2" style:family="paragraph">
      <style:paragraph-properties fo:line-height="150%" fo:text-align="center"/>
      <style:text-properties fo:font-size="14pt"/>
    </style:style>
    <style:style style:name="P3" style:family="paragraph">
      <loext:graphic-properties draw:fill="none" draw:fill-color="#ffffff"/>
      <style:paragraph-properties fo:line-height="150%" fo:text-align="center" style:writing-mode="lr-tb"/>
      <style:text-properties fo:font-size="14pt" fo:font-style="normal" fo:font-weight="bold" style:font-size-asian="14pt" style:font-style-asian="normal" style:font-size-complex="14pt" style:font-style-complex="normal"/>
    </style:style>
    <style:style style:name="P4" style:family="paragraph">
      <style:paragraph-properties fo:line-height="150%"/>
      <style:text-properties fo:font-size="11pt"/>
    </style:style>
    <style:style style:name="P5" style:family="paragraph">
      <loext:graphic-properties draw:fill="none" draw:fill-color="#ffffff"/>
      <style:paragraph-properties fo:line-height="150%" style:writing-mode="lr-tb"/>
      <style:text-properties fo:font-size="11pt" style:font-size-asian="22pt" style:font-size-complex="22pt"/>
    </style:style>
    <style:style style:name="P6" style:family="paragraph">
      <loext:graphic-properties draw:fill="none" draw:fill-color="#99ccff"/>
      <style:paragraph-properties fo:text-align="center" style:writing-mode="lr-tb"/>
      <style:text-properties fo:font-size="10pt" style:font-size-asian="22pt" style:font-size-complex="22pt"/>
    </style:style>
    <style:style style:name="P7" style:family="paragraph">
      <loext:graphic-properties draw:fill="none"/>
      <style:paragraph-properties fo:text-align="center" style:writing-mode="lr-tb"/>
      <style:text-properties fo:font-size="10pt" style:font-size-asian="22pt" style:font-size-complex="22pt"/>
    </style:style>
    <style:style style:name="T1" style:family="text">
      <style:text-properties fo:font-size="13pt" fo:font-style="normal" fo:font-weight="bold" style:font-size-asian="13pt" style:font-style-asian="normal" style:font-size-complex="13pt" style:font-style-complex="normal"/>
    </style:style>
    <style:style style:name="T2" style:family="text">
      <style:text-properties fo:font-size="10.5pt" style:font-size-asian="20pt" style:font-size-complex="20pt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853cm" svg:height="6.792cm" svg:x="0.774cm" svg:y="0.83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792cm" svg:y1="2.392cm" svg:x2="5.605cm" svg:y2="2.395cm">
          <text:p/>
        </draw:line>
        <draw:line draw:style-name="gr2" draw:text-style-name="P1" draw:layer="layout" svg:x1="0.781cm" svg:y1="3.19cm" svg:x2="5.618cm" svg:y2="3.194cm">
          <text:p/>
        </draw:line>
        <draw:frame draw:style-name="gr3" draw:text-style-name="P3" draw:layer="layout" svg:width="4.767cm" svg:height="1.788cm" svg:x="0.86cm" svg:y="0.635cm">
          <draw:text-box>
            <text:p text:style-name="P2"><text:span text:style-name="T1">&lt;&lt;interface&gt;&gt;</text:span></text:p>
            <text:p text:style-name="P2"><text:span text:style-name="T1">Split</text:span></text:p>
          </draw:text-box>
        </draw:frame>
        <draw:frame draw:style-name="gr4" draw:text-style-name="P5" draw:layer="layout" svg:width="4.196cm" svg:height="4.565cm" svg:x="0.883cm" svg:y="3.035cm">
          <draw:text-box>
            <text:p text:style-name="P4"><text:span text:style-name="T2">predict(features)</text:span></text:p>
            <text:p text:style-name="P4"><text:span text:style-name="T2">split(dataset)</text:span></text:p>
            <text:p text:style-name="P4"><text:span text:style-name="T2">get_masks(dataset)</text:span></text:p>
            <text:p text:style-name="P4"><text:span text:style-name="T2">print_dot()</text:span></text:p>
            <text:p text:style-name="P4"><text:span text:style-name="T2">print_c()</text:span></text:p>
            <text:p text:style-name="P4"><text:span text:style-name="T2">print_vhdl()</text:span></text:p>
            <text:p text:style-name="P4"><text:span text:style-name="T2">to_json_dict()</text:span></text:p>
          </draw:text-box>
        </draw:frame>
        <draw:frame draw:style-name="gr5" draw:text-style-name="P5" draw:layer="layout" svg:width="4.458cm" svg:height="0.903cm" svg:x="0.882cm" svg:y="2.257cm">
          <draw:text-box>
            <text:p text:style-name="P4"><text:span text:style-name="T2">p</text:span><text:span text:style-name="T2">r</text:span><text:span text:style-name="T2">i</text:span><text:span text:style-name="T2">o</text:span><text:span text:style-name="T2">r</text:span><text:span text:style-name="T2">i</text:span><text:span text:style-name="T2">t</text:span><text:span text:style-name="T2">y</text:span></text:p>
          </draw:text-box>
        </draw:frame>
        <draw:custom-shape draw:style-name="gr6" draw:text-style-name="P1" draw:layer="layout" svg:width="6.075cm" svg:height="13.764cm" svg:x="8.588cm" svg:y="0.8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584cm" svg:y1="1.81cm" svg:x2="14.663cm" svg:y2="1.806cm">
          <text:p/>
        </draw:line>
        <draw:line draw:style-name="gr2" draw:text-style-name="P1" draw:layer="layout" svg:x1="8.596cm" svg:y1="6.337cm" svg:x2="14.631cm" svg:y2="6.356cm">
          <text:p/>
        </draw:line>
        <draw:frame draw:style-name="gr7" draw:text-style-name="P3" draw:layer="layout" svg:width="5.963cm" svg:height="1.221cm" svg:x="8.678cm" svg:y="0.663cm">
          <draw:text-box>
            <text:p text:style-name="P2"><text:span text:style-name="T1">RicherDomainSplit</text:span></text:p>
          </draw:text-box>
        </draw:frame>
        <draw:frame draw:style-name="gr8" draw:text-style-name="P5" draw:layer="layout" svg:width="6.187cm" svg:height="8.367cm" svg:x="8.646cm" svg:y="6.161cm">
          <draw:text-box>
            <text:p text:style-name="P4"><text:span text:style-name="T2">predict(features)</text:span></text:p>
            <text:p text:style-name="P4"><text:span text:style-name="T2">split(dataset)</text:span></text:p>
            <text:p text:style-name="P4"><text:span text:style-name="T2">get_masks(dataset)</text:span></text:p>
            <text:p text:style-name="P4"><text:span text:style-name="T2">print_dot()</text:span></text:p>
            <text:p text:style-name="P4"><text:span text:style-name="T2">print_c()</text:span></text:p>
            <text:p text:style-name="P4"><text:span text:style-name="T2">print_vhdl()</text:span></text:p>
            <text:p text:style-name="P4"><text:span text:style-name="T2">to_json_dict()</text:span></text:p>
            <text:p text:style-name="P4"><text:span text:style-name="T2">get_fixed_coef_combinations()</text:span></text:p>
            <text:p text:style-name="P4"><text:span text:style-name="T2">contains_unfixed_coefs()</text:span></text:p>
            <text:p text:style-name="P4"><text:span text:style-name="T2">fit(fixed_coefs, x, y)</text:span></text:p>
            <text:p text:style-name="P4"><text:span text:style-name="T2">check_valid_column_reference(x)</text:span></text:p>
            <text:p text:style-name="P4"><text:span text:style-name="T2">check_data_in_column_interval(x)</text:span></text:p>
            <text:p text:style-name="P4"><text:span text:style-name="T2">check_offset(offset)</text:span></text:p>
          </draw:text-box>
        </draw:frame>
        <draw:frame draw:style-name="gr4" draw:text-style-name="P5" draw:layer="layout" svg:width="5.358cm" svg:height="4.565cm" svg:x="8.653cm" svg:y="1.674cm">
          <draw:text-box>
            <text:p text:style-name="P4"><text:span text:style-name="T2">priority</text:span></text:p>
            <text:p text:style-name="P4"><text:span text:style-name="T2">column_interval</text:span></text:p>
            <text:p text:style-name="P4"><text:span text:style-name="T2">coef_interval</text:span></text:p>
            <text:p text:style-name="P4"><text:span text:style-name="T2">term</text:span></text:p>
            <text:p text:style-name="P4"><text:span text:style-name="T2">relation</text:span></text:p>
            <text:p text:style-name="P4"><text:span text:style-name="T2">coef_assignment</text:span></text:p>
            <text:p text:style-name="P4"><text:span text:style-name="T2">id</text:span></text:p>
          </draw:text-box>
        </draw:frame>
        <draw:custom-shape draw:style-name="gr9" draw:text-style-name="P6" draw:layer="layout" svg:width="0.474cm" svg:height="0.591cm" draw:transform="rotate (1.5707963267949) translate (5.653cm 4.238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7" draw:layer="layout" svg:x1="6.271cm" svg:y1="3.987cm" svg:x2="8.518cm" svg:y2="4.01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1" style:display-name="Default Drawing Style_1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 style:parent-style-name="Default_20_Drawing_20_Style_5f_1">
      <style:graphic-properties draw:stroke-dash="Dashed_20__28_var_29__20_2" draw:fill="none" draw:fill-gradient-name="Gradient_20_8" draw:fill-hatch-name="Hatch_20_1" draw:fill-image-name="Bitmape_20_1" draw:auto-grow-height="false"/>
    </style:style>
  </office:styles>
  <office:automatic-styles>
    <style:page-layout style:name="PM0">
      <style:page-layout-properties fo:margin-top="0.635cm" fo:margin-bottom="0.533cm" fo:margin-left="0.635cm" fo:margin-right="0.66cm" fo:page-width="15.494cm" fo:page-height="15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11T11:42:19.911570453</meta:creation-date>
    <dc:date>2021-02-11T11:45:33.631453467</dc:date>
    <meta:editing-duration>PT3M14S</meta:editing-duration>
    <meta:editing-cycles>1</meta:editing-cycles>
    <meta:generator>LibreOffice/7.1.0.3$MacOSX_X86_64 LibreOffice_project/f6099ecf3d29644b5008cc8f48f42f4a40986e4c</meta:generator>
    <meta:document-statistic meta:object-count="14"/>
  </office:meta>
</office:document-meta>
</file>